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Book2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color="#000000" draw:fill="none" draw:fill-color="#ffffff" fo:min-height="0.767cm"/>
    </style:style>
    <style:style style:name="gr10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051cm" svg:stroke-color="#000000" draw:marker-start-width="0.356cm" draw:marker-end-width="0.356cm" draw:textarea-vertical-align="middle" fo:padding-top="0.151cm" fo:padding-bottom="0.151cm" fo:padding-left="0.276cm" fo:padding-right="0.276cm"/>
    </style:style>
    <style:style style:name="gr1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644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2" fo:font-size="18pt" fo:font-weight="350" style:font-name-asian="Fira Sans Book2" style:font-size-asian="18pt" style:font-name-complex="Fira Sans Book2" style:font-size-complex="18pt"/>
    </style:style>
    <style:style style:name="T3" style:family="text">
      <style:text-properties style:font-name="Fira Sans Book1" fo:font-size="18pt" fo:font-weight="350" style:font-name-asian="Fira Sans Book2" style:font-size-asian="18pt" style:font-name-complex="Fira Sans Book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2.791cm" svg:y1="7.804cm" svg:x2="2.791cm" svg:y2="8.434cm">
            <text:p/>
          </draw:line>
          <draw:line draw:style-name="gr2" draw:text-style-name="P1" draw:layer="layout" svg:x1="2.082cm" svg:y1="8.434cm" svg:x2="3.497cm" svg:y2="8.434cm">
            <text:p/>
          </draw:line>
          <draw:line draw:style-name="gr3" draw:text-style-name="P1" draw:layer="layout" svg:x1="2.319cm" svg:y1="8.746cm" svg:x2="3.262cm" svg:y2="8.746cm">
            <text:p/>
          </draw:line>
          <draw:line draw:style-name="gr4" draw:text-style-name="P1" draw:layer="layout" svg:x1="2.553cm" svg:y1="9.061cm" svg:x2="3.025cm" svg:y2="9.061cm">
            <text:p/>
          </draw:line>
        </draw:g>
        <draw:g xml:id="id1" draw:id="id1">
          <draw:line draw:style-name="gr5" draw:text-style-name="P1" draw:layer="layout" svg:x1="4.3cm" svg:y1="2.036cm" svg:x2="4.3cm" svg:y2="2.745cm">
            <text:p/>
          </draw:line>
          <draw:line draw:style-name="gr6" draw:text-style-name="P1" draw:layer="layout" svg:x1="4.757cm" svg:y1="1.326cm" svg:x2="4.757cm" svg:y2="3.454cm">
            <text:p/>
          </draw:line>
          <draw:line draw:style-name="gr7" draw:text-style-name="P1" draw:layer="layout" svg:x1="4.3cm" svg:y1="2.39cm" svg:x2="3.388cm" svg:y2="2.39cm">
            <text:p/>
          </draw:line>
          <draw:line draw:style-name="gr8" draw:text-style-name="P1" draw:layer="layout" svg:x1="4.757cm" svg:y1="2.39cm" svg:x2="5.669cm" svg:y2="2.39cm">
            <text:p/>
          </draw:line>
        </draw:g>
        <draw:frame draw:style-name="gr9" draw:text-style-name="P2" draw:layer="layout" svg:width="1.628cm" svg:height="1.017cm" svg:x="4.005cm" svg:y="0.415cm">
          <draw:text-box>
            <text:p><text:span text:style-name="T1">3</text:span><text:span text:style-name="T1">.</text:span><text:span text:style-name="T1">3</text:span><text:span text:style-name="T1">V</text:span><text:span text:style-name="T1"> </text:span></text:p>
          </draw:text-box>
        </draw:frame>
        <draw:g xml:id="id3" draw:id="id3">
          <draw:line draw:style-name="gr10" draw:text-style-name="P3" draw:layer="layout" svg:x1="6.801cm" svg:y1="3.46cm" svg:x2="7.148cm" svg:y2="3.525cm">
            <text:p/>
          </draw:line>
          <draw:line draw:style-name="gr10" draw:text-style-name="P3" draw:layer="layout" svg:x1="6.572cm" svg:y1="3.627cm" svg:x2="7.146cm" svg:y2="3.742cm">
            <text:p/>
          </draw:line>
          <draw:line draw:style-name="gr10" draw:text-style-name="P3" draw:layer="layout" svg:x1="6.568cm" svg:y1="3.63cm" svg:x2="7.144cm" svg:y2="3.524cm">
            <text:p/>
          </draw:line>
          <draw:line draw:style-name="gr10" draw:text-style-name="P3" draw:layer="layout" svg:x1="7.142cm" svg:y1="3.741cm" svg:x2="6.566cm" svg:y2="3.847cm">
            <text:p/>
          </draw:line>
          <draw:line draw:style-name="gr10" draw:text-style-name="P3" draw:layer="layout" svg:x1="7.14cm" svg:y1="3.958cm" svg:x2="6.564cm" svg:y2="4.064cm">
            <text:p/>
          </draw:line>
          <draw:line draw:style-name="gr10" draw:text-style-name="P3" draw:layer="layout" svg:x1="7.144cm" svg:y1="3.961cm" svg:x2="6.57cm" svg:y2="3.846cm">
            <text:p/>
          </draw:line>
          <draw:line draw:style-name="gr10" draw:text-style-name="P3" draw:layer="layout" svg:x1="6.567cm" svg:y1="4.054cm" svg:x2="7.141cm" svg:y2="4.169cm">
            <text:p/>
          </draw:line>
          <draw:line draw:style-name="gr10" draw:text-style-name="P3" draw:layer="layout" svg:x1="6.566cm" svg:y1="4.271cm" svg:x2="7.14cm" svg:y2="4.386cm">
            <text:p/>
          </draw:line>
          <draw:line draw:style-name="gr10" draw:text-style-name="P3" draw:layer="layout" svg:x1="6.562cm" svg:y1="4.274cm" svg:x2="7.138cm" svg:y2="4.168cm">
            <text:p/>
          </draw:line>
          <draw:line draw:style-name="gr10" draw:text-style-name="P3" draw:layer="layout" svg:x1="7.136cm" svg:y1="4.384cm" svg:x2="6.56cm" svg:y2="4.49cm">
            <text:p/>
          </draw:line>
          <draw:line draw:style-name="gr10" draw:text-style-name="P3" draw:layer="layout" svg:x1="7.134cm" svg:y1="4.602cm" svg:x2="6.791cm" svg:y2="4.662cm">
            <text:p/>
          </draw:line>
          <draw:line draw:style-name="gr10" draw:text-style-name="P3" draw:layer="layout" svg:x1="7.138cm" svg:y1="4.604cm" svg:x2="6.564cm" svg:y2="4.489cm">
            <text:p/>
          </draw:line>
        </draw:g>
        <draw:connector draw:style-name="gr11" draw:text-style-name="P4" draw:layer="layout" svg:x1="3.388cm" svg:y1="2.39cm" svg:x2="2.789cm" svg:y2="7.804cm" draw:start-shape="id1" draw:start-glue-point="3" draw:end-shape="id2" draw:end-glue-point="0" svg:d="M3388 2390h-599v5414" svg:viewBox="0 0 600 5415">
          <text:p/>
        </draw:connector>
        <draw:connector draw:style-name="gr11" draw:text-style-name="P4" draw:layer="layout" svg:x1="5.669cm" svg:y1="2.39cm" svg:x2="6.854cm" svg:y2="3.46cm" draw:start-shape="id1" draw:start-glue-point="1" draw:end-shape="id3" draw:end-glue-point="0" svg:d="M5669 2390h1185v1070" svg:viewBox="0 0 1186 1071">
          <text:p/>
        </draw:connector>
        <draw:frame draw:style-name="gr9" draw:text-style-name="P2" draw:layer="layout" svg:width="1.168cm" svg:height="1.017cm" svg:x="5.486cm" svg:y="3.543cm">
          <draw:text-box>
            <text:p><text:span text:style-name="T1">1k</text:span></text:p>
          </draw:text-box>
        </draw:frame>
        <draw:g xml:id="id4" draw:id="id4">
          <draw:line draw:style-name="gr12" draw:text-style-name="P1" draw:layer="layout" svg:x1="6.153cm" svg:y1="6.054cm" svg:x2="7.568cm" svg:y2="6.054cm">
            <text:p/>
          </draw:line>
          <draw:line draw:style-name="gr13" draw:text-style-name="P1" draw:layer="layout" svg:x1="6.154cm" svg:y1="6.454cm" svg:x2="7.569cm" svg:y2="6.454cm">
            <text:p/>
          </draw:line>
        </draw:g>
        <draw:line draw:style-name="gr14" draw:text-style-name="P3" draw:layer="layout" svg:x1="6.857cm" svg:y1="4.682cm" svg:x2="6.857cm" svg:y2="6.029cm">
          <text:p/>
        </draw:line>
        <draw:connector draw:style-name="gr15" draw:text-style-name="P4" draw:layer="layout" svg:x1="6.861cm" svg:y1="6.454cm" svg:x2="2.789cm" svg:y2="7.804cm" draw:start-shape="id4" draw:start-glue-point="2" draw:end-shape="id2" draw:end-glue-point="0" svg:d="M6861 6454v675h-4072v675" svg:viewBox="0 0 4073 1351">
          <text:p/>
        </draw:connector>
        <draw:frame draw:style-name="gr16" draw:text-style-name="P2" draw:layer="layout" svg:width="1.534cm" svg:height="1.017cm" svg:x="7.586cm" svg:y="5.744cm">
          <draw:text-box>
            <text:p><text:span text:style-name="T1">1</text:span><text:span text:style-name="T2">μ</text:span><text:span text:style-name="T3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Book2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4-18T11:17:08.473279093</dc:date>
    <meta:editing-duration>PT23M7S</meta:editing-duration>
    <meta:editing-cycles>7</meta:editing-cycles>
    <meta:generator>LibreOffice/5.1.6.2$Linux_X86_64 LibreOffice_project/10m0$Build-2</meta:generator>
    <meta:document-statistic meta:object-count="33"/>
  </office:meta>
</office:document-meta>
</file>